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0" fo:widows="0"/>
      <style:text-properties officeooo:paragraph-rsid="000f474c"/>
    </style:style>
    <style:style style:name="P2" style:family="paragraph" style:parent-style-name="Standard">
      <style:paragraph-properties fo:orphans="0" fo:widows="0"/>
      <style:text-properties officeooo:paragraph-rsid="002fa22a"/>
    </style:style>
    <style:style style:name="P3" style:family="paragraph" style:parent-style-name="Standard">
      <style:paragraph-properties fo:text-align="center" style:justify-single-word="false" fo:orphans="0" fo:widows="0"/>
      <style:text-properties officeooo:paragraph-rsid="000f474c"/>
    </style:style>
    <style:style style:name="P4" style:family="paragraph" style:parent-style-name="Standard">
      <style:text-properties officeooo:paragraph-rsid="000f474c"/>
    </style:style>
    <style:style style:name="P5" style:family="paragraph" style:parent-style-name="Standard">
      <style:paragraph-properties fo:orphans="0" fo:widows="0"/>
      <style:text-properties fo:font-size="14pt" officeooo:paragraph-rsid="000f474c" style:font-size-asian="14pt" style:font-size-complex="14pt"/>
    </style:style>
    <style:style style:name="P6" style:family="paragraph" style:parent-style-name="Standard">
      <style:paragraph-properties fo:text-align="justify" style:justify-single-word="false" fo:orphans="0" fo:widows="0"/>
      <style:text-properties officeooo:rsid="002fa22a" officeooo:paragraph-rsid="002fa22a"/>
    </style:style>
    <style:style style:name="P7" style:family="paragraph" style:parent-style-name="Standard">
      <style:paragraph-properties fo:text-align="justify" style:justify-single-word="false" fo:orphans="0" fo:widows="0"/>
      <style:text-properties fo:font-size="15pt" officeooo:rsid="002fa22a" officeooo:paragraph-rsid="002fa22a" style:font-size-asian="15pt" style:font-size-complex="15pt"/>
    </style:style>
    <style:style style:name="P8" style:family="paragraph" style:parent-style-name="Standard">
      <style:paragraph-properties fo:text-align="justify" style:justify-single-word="false"/>
      <style:text-properties fo:font-size="15pt" style:text-underline-style="solid" style:text-underline-width="auto" style:text-underline-color="font-color" fo:font-weight="bold" officeooo:rsid="001a200f" officeooo:paragraph-rsid="0031617b"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text-underline-style="none" officeooo:rsid="003d6243" officeooo:paragraph-rsid="003d6243"/>
    </style:style>
    <style:style style:name="P10" style:family="paragraph" style:parent-style-name="Standard">
      <style:paragraph-properties fo:text-align="justify" style:justify-single-word="false"/>
      <style:text-properties style:text-underline-style="none" officeooo:rsid="003d6243" officeooo:paragraph-rsid="003c66a6"/>
    </style:style>
    <style:style style:name="P11" style:family="paragraph" style:parent-style-name="Standard">
      <style:paragraph-properties fo:text-align="justify" style:justify-single-word="false"/>
      <style:text-properties style:text-underline-style="none" officeooo:rsid="001e45ed" officeooo:paragraph-rsid="0031617b"/>
    </style:style>
    <style:style style:name="P12" style:family="paragraph" style:parent-style-name="Standard">
      <style:paragraph-properties fo:text-align="justify" style:justify-single-word="false"/>
      <style:text-properties style:text-underline-style="none" officeooo:rsid="001d7c84" officeooo:paragraph-rsid="0031617b"/>
    </style:style>
    <style:style style:name="P13" style:family="paragraph" style:parent-style-name="Standard">
      <style:paragraph-properties fo:text-align="justify" style:justify-single-word="false"/>
      <style:text-properties style:text-underline-style="none" officeooo:rsid="001a200f" officeooo:paragraph-rsid="0031617b"/>
    </style:style>
    <style:style style:name="P14" style:family="paragraph" style:parent-style-name="Standard">
      <style:paragraph-properties fo:text-align="justify" style:justify-single-word="false"/>
      <style:text-properties style:text-underline-style="none" officeooo:rsid="001a200f" officeooo:paragraph-rsid="00322f3a"/>
    </style:style>
    <style:style style:name="P15" style:family="paragraph" style:parent-style-name="Standard">
      <style:paragraph-properties fo:text-align="justify" style:justify-single-word="false"/>
      <style:text-properties style:text-underline-style="none" officeooo:rsid="00322f3a" officeooo:paragraph-rsid="00322f3a"/>
    </style:style>
    <style:style style:name="P16" style:family="paragraph" style:parent-style-name="Standard">
      <style:paragraph-properties fo:text-align="justify" style:justify-single-word="false"/>
      <style:text-properties style:text-underline-style="none" officeooo:rsid="001ab431" officeooo:paragraph-rsid="0031617b"/>
    </style:style>
    <style:style style:name="P17" style:family="paragraph" style:parent-style-name="Standard">
      <style:paragraph-properties fo:text-align="justify" style:justify-single-word="false"/>
      <style:text-properties style:text-underline-style="none" officeooo:rsid="001c274b" officeooo:paragraph-rsid="00322f3a"/>
    </style:style>
    <style:style style:name="P18" style:family="paragraph" style:parent-style-name="Standard">
      <style:paragraph-properties fo:text-align="justify" style:justify-single-word="false"/>
      <style:text-properties style:text-underline-style="none" officeooo:rsid="001c274b" officeooo:paragraph-rsid="00333b42"/>
    </style:style>
    <style:style style:name="P19" style:family="paragraph" style:parent-style-name="Standard">
      <style:paragraph-properties fo:text-align="justify" style:justify-single-word="false"/>
      <style:text-properties style:text-underline-style="none" officeooo:rsid="00333b42" officeooo:paragraph-rsid="00333b42"/>
    </style:style>
    <style:style style:name="P20" style:family="paragraph" style:parent-style-name="Standard">
      <style:paragraph-properties fo:text-align="justify" style:justify-single-word="false"/>
      <style:text-properties style:text-underline-style="none" officeooo:rsid="003b3c54" officeooo:paragraph-rsid="003b3c54"/>
    </style:style>
    <style:style style:name="P21" style:family="paragraph" style:parent-style-name="Standard">
      <style:paragraph-properties fo:text-align="justify" style:justify-single-word="false"/>
      <style:text-properties style:text-underline-style="none" officeooo:rsid="00341e89" officeooo:paragraph-rsid="00341e89"/>
    </style:style>
    <style:style style:name="P22" style:family="paragraph" style:parent-style-name="Standard">
      <style:paragraph-properties fo:text-align="justify" style:justify-single-word="false"/>
      <style:text-properties style:text-underline-style="none" officeooo:rsid="00346bcf" officeooo:paragraph-rsid="00346bcf"/>
    </style:style>
    <style:style style:name="P23" style:family="paragraph" style:parent-style-name="Standard">
      <style:paragraph-properties fo:text-align="justify" style:justify-single-word="false"/>
      <style:text-properties style:text-underline-style="none" officeooo:rsid="0037f9c4" officeooo:paragraph-rsid="0037f9c4"/>
    </style:style>
    <style:style style:name="P24" style:family="paragraph" style:parent-style-name="Standard">
      <style:paragraph-properties fo:text-align="justify" style:justify-single-word="false"/>
      <style:text-properties style:text-underline-style="none" officeooo:rsid="003624ee" officeooo:paragraph-rsid="003624ee"/>
    </style:style>
    <style:style style:name="P25" style:family="paragraph" style:parent-style-name="Standard">
      <style:paragraph-properties fo:text-align="justify" style:justify-single-word="false"/>
      <style:text-properties style:text-underline-style="none" officeooo:rsid="0039d083" officeooo:paragraph-rsid="0039d083"/>
    </style:style>
    <style:style style:name="P26" style:family="paragraph" style:parent-style-name="Standard">
      <style:paragraph-properties fo:text-align="justify" style:justify-single-word="false" fo:orphans="0" fo:widows="0"/>
      <style:text-properties officeooo:rsid="0026741e" officeooo:paragraph-rsid="000f474c"/>
    </style:style>
    <style:style style:name="P27" style:family="paragraph" style:parent-style-name="Standard">
      <style:paragraph-properties fo:text-align="justify" style:justify-single-word="false"/>
      <style:text-properties style:text-underline-style="solid" style:text-underline-width="auto" style:text-underline-color="font-color" officeooo:rsid="001a200f" officeooo:paragraph-rsid="0031617b"/>
    </style:style>
    <style:style style:name="P28" style:family="paragraph" style:parent-style-name="Standard">
      <style:paragraph-properties fo:text-align="justify" style:justify-single-word="false"/>
      <style:text-properties style:text-underline-style="solid" style:text-underline-width="auto" style:text-underline-color="font-color" officeooo:paragraph-rsid="003c66a6"/>
    </style:style>
    <style:style style:name="P29" style:family="paragraph" style:parent-style-name="Standard">
      <style:paragraph-properties fo:text-align="justify" style:justify-single-word="false"/>
      <style:text-properties officeooo:paragraph-rsid="003c66a6"/>
    </style:style>
    <style:style style:name="P30" style:family="paragraph" style:parent-style-name="Standard">
      <style:paragraph-properties fo:margin-left="0cm" fo:margin-right="0cm" fo:text-align="justify" style:justify-single-word="false" fo:orphans="0" fo:widows="0" fo:text-indent="0cm" style:auto-text-indent="false"/>
      <style:text-properties officeooo:paragraph-rsid="0051cc23"/>
    </style:style>
    <style:style style:name="P31" style:family="paragraph" style:parent-style-name="Standard">
      <style:paragraph-properties fo:margin-left="0cm" fo:margin-right="0cm" fo:text-align="justify" style:justify-single-word="false" fo:orphans="0" fo:widows="0" fo:text-indent="0cm" style:auto-text-indent="false"/>
      <style:text-properties style:text-underline-style="solid" style:text-underline-width="auto" style:text-underline-color="font-color" officeooo:paragraph-rsid="000f474c"/>
    </style:style>
    <style:style style:name="P32" style:family="paragraph" style:parent-style-name="Standard">
      <style:paragraph-properties fo:margin-left="0cm" fo:margin-right="0cm" fo:text-align="justify" style:justify-single-word="false" fo:orphans="0" fo:widows="0" fo:text-indent="0cm" style:auto-text-indent="false"/>
      <style:text-properties style:text-underline-style="solid" style:text-underline-width="auto" style:text-underline-color="font-color" fo:font-weight="bold" officeooo:rsid="0054217b" officeooo:paragraph-rsid="0054217b" style:font-weight-asian="bold" style:font-weight-complex="bold"/>
    </style:style>
    <style:style style:name="P33"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4de60" officeooo:paragraph-rsid="0044de60" style:font-size-asian="10.5pt" style:font-weight-asian="bold" style:font-size-complex="12pt" style:font-weight-complex="bold"/>
    </style:style>
    <style:style style:name="P34"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4de60" officeooo:paragraph-rsid="0046032e" style:font-size-asian="10.5pt" style:font-weight-asian="bold" style:font-size-complex="12pt" style:font-weight-complex="bold"/>
    </style:style>
    <style:style style:name="P35"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7238f" officeooo:paragraph-rsid="0047238f" style:font-size-asian="10.5pt" style:font-weight-asian="bold" style:font-size-complex="12pt" style:font-weight-complex="bold"/>
    </style:style>
    <style:style style:name="P36"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a7fbc" officeooo:paragraph-rsid="004a7fbc" style:font-size-asian="10.5pt" style:font-weight-asian="bold" style:font-size-complex="12pt" style:font-weight-complex="bold"/>
    </style:style>
    <style:style style:name="P37"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bold" officeooo:rsid="0043d6d0" officeooo:paragraph-rsid="0044de60" style:font-size-asian="10.5pt" style:font-weight-asian="bold" style:font-size-complex="12pt" style:font-weight-complex="bold"/>
    </style:style>
    <style:style style:name="P38" style:family="paragraph" style:parent-style-name="Standard">
      <style:paragraph-properties fo:margin-left="0cm" fo:margin-right="0cm" fo:text-align="justify" style:justify-single-word="false" fo:orphans="0" fo:widows="0" fo:text-indent="0cm" style:auto-text-indent="false"/>
      <style:text-properties fo:font-size="12pt" style:text-underline-style="none" fo:font-weight="normal" officeooo:rsid="0041f9dd" officeooo:paragraph-rsid="0041f9dd" style:font-size-asian="10.5pt" style:font-weight-asian="normal" style:font-size-complex="12pt" style:font-weight-complex="normal"/>
    </style:style>
    <style:style style:name="P39"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4de60" officeooo:paragraph-rsid="0047238f" style:font-size-asian="10.5pt" style:font-weight-asian="bold" style:font-size-complex="12pt" style:font-weight-complex="bold"/>
    </style:style>
    <style:style style:name="P40"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1f9dd" officeooo:paragraph-rsid="0041f9dd" style:font-size-asian="10.5pt" style:font-weight-asian="bold" style:font-size-complex="12pt" style:font-weight-complex="bold"/>
    </style:style>
    <style:style style:name="P41" style:family="paragraph" style:parent-style-name="Standard">
      <style:paragraph-properties fo:margin-left="0cm" fo:margin-right="0cm" fo:text-align="justify" style:justify-single-word="false" fo:orphans="0" fo:widows="0" fo:text-indent="0cm" style:auto-text-indent="false"/>
      <style:text-properties fo:font-size="12pt" style:text-underline-style="solid" style:text-underline-width="auto" style:text-underline-color="font-color" fo:font-weight="bold" officeooo:rsid="0046032e" officeooo:paragraph-rsid="0047238f" style:font-size-asian="10.5pt" style:font-weight-asian="bold" style:font-size-complex="12pt" style:font-weight-complex="bold"/>
    </style:style>
    <style:style style:name="P42"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5f8ef7" officeooo:paragraph-rsid="005f8ef7"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5f8ef7" officeooo:paragraph-rsid="0060a57e"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62758b" officeooo:paragraph-rsid="0062758b"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orphans="0" fo:widows="0" fo:text-indent="0cm" style:auto-text-indent="false"/>
      <style:text-properties fo:font-size="12pt" fo:font-weight="normal" officeooo:rsid="006531c3" officeooo:paragraph-rsid="006531c3"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35615" officeooo:paragraph-rsid="00635615" style:font-size-asian="12pt" style:font-weight-asian="bold" style:font-size-complex="12pt" style:font-weight-complex="bold"/>
    </style:style>
    <style:style style:name="P47"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47606" officeooo:paragraph-rsid="00647606" style:font-size-asian="12pt" style:font-weight-asian="bold" style:font-size-complex="12pt" style:font-weight-complex="bold"/>
    </style:style>
    <style:style style:name="P48" style:family="paragraph" style:parent-style-name="Standard">
      <style:paragraph-properties fo:margin-left="0cm" fo:margin-right="0cm" fo:text-align="justify" style:justify-single-word="false" fo:orphans="0" fo:widows="0" fo:text-indent="0cm" style:auto-text-indent="false"/>
      <style:text-properties fo:font-size="12pt" fo:font-weight="bold" officeooo:rsid="006531c3" officeooo:paragraph-rsid="006531c3" style:font-size-asian="12pt" style:font-weight-asian="bold" style:font-size-complex="12pt" style:font-weight-complex="bold"/>
    </style:style>
    <style:style style:name="P49" style:family="paragraph" style:parent-style-name="Standard">
      <style:paragraph-properties fo:margin-left="0cm" fo:margin-right="0cm" fo:text-align="justify" style:justify-single-word="false" fo:orphans="0" fo:widows="0" fo:text-indent="0cm" style:auto-text-indent="false"/>
      <style:text-properties style:text-underline-style="none" fo:font-weight="normal" officeooo:rsid="0054217b" officeooo:paragraph-rsid="0057f114" style:font-weight-asian="normal" style:font-weight-complex="normal"/>
    </style:style>
    <style:style style:name="P50" style:family="paragraph" style:parent-style-name="Standard">
      <style:paragraph-properties fo:margin-left="0cm" fo:margin-right="0cm" fo:text-align="justify" style:justify-single-word="false" fo:orphans="0" fo:widows="0" fo:text-indent="0cm" style:auto-text-indent="false"/>
      <style:text-properties fo:font-weight="bold" officeooo:rsid="0058c805" officeooo:paragraph-rsid="005b5eef" style:font-weight-asian="bold" style:font-weight-complex="bold"/>
    </style:style>
    <style:style style:name="P51" style:family="paragraph" style:parent-style-name="Standard">
      <style:paragraph-properties fo:margin-left="0cm" fo:margin-right="0cm" fo:text-align="justify" style:justify-single-word="false" fo:orphans="0" fo:widows="0" fo:text-indent="0cm" style:auto-text-indent="false"/>
      <style:text-properties officeooo:rsid="0051e976" officeooo:paragraph-rsid="0051e976"/>
    </style:style>
    <style:style style:name="P52"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2216f6" style:font-size-asian="14pt" style:font-weight-asian="bold" style:font-size-complex="14pt" style:font-weight-complex="bold"/>
    </style:style>
    <style:style style:name="P53"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57f114" style:font-size-asian="14pt" style:font-weight-asian="bold" style:font-size-complex="14pt" style:font-weight-complex="bold"/>
    </style:style>
    <style:style style:name="P54" style:family="paragraph" style:parent-style-name="Standard">
      <style:paragraph-properties fo:margin-left="0cm" fo:margin-right="0cm" fo:text-align="justify" style:justify-single-word="false" fo:orphans="0" fo:widows="0" fo:text-indent="0cm" style:auto-text-indent="false"/>
      <style:text-properties fo:font-size="14pt" fo:font-weight="bold" officeooo:rsid="002216f6" officeooo:paragraph-rsid="0051cc23" style:font-size-asian="14pt" style:font-weight-asian="bold" style:font-size-complex="14pt" style:font-weight-complex="bold"/>
    </style:style>
    <style:style style:name="P55" style:family="paragraph" style:parent-style-name="Standard">
      <style:paragraph-properties fo:margin-left="0cm" fo:margin-right="0cm" fo:text-align="justify" style:justify-single-word="false" fo:orphans="0" fo:widows="0" fo:text-indent="0cm" style:auto-text-indent="false"/>
      <style:text-properties fo:font-weight="normal" officeooo:rsid="0057f114" officeooo:paragraph-rsid="0057f114" style:font-weight-asian="normal" style:font-weight-complex="normal"/>
    </style:style>
    <style:style style:name="P56" style:family="paragraph" style:parent-style-name="Standard">
      <style:paragraph-properties fo:margin-left="0cm" fo:margin-right="0cm" fo:text-align="justify" style:justify-single-word="false" fo:orphans="0" fo:widows="0" fo:text-indent="0cm" style:auto-text-indent="false"/>
      <style:text-properties fo:font-weight="normal" officeooo:rsid="00588fe9" officeooo:paragraph-rsid="00588fe9" style:font-weight-asian="normal" style:font-weight-complex="normal"/>
    </style:style>
    <style:style style:name="P57" style:family="paragraph" style:parent-style-name="Standard">
      <style:paragraph-properties fo:margin-left="0cm" fo:margin-right="0cm" fo:text-align="justify" style:justify-single-word="false" fo:orphans="0" fo:widows="0" fo:text-indent="0cm" style:auto-text-indent="false"/>
      <style:text-properties fo:font-weight="normal" officeooo:rsid="0051e976" officeooo:paragraph-rsid="0051e976" style:font-weight-asian="normal" style:font-weight-complex="normal"/>
    </style:style>
    <style:style style:name="P58" style:family="paragraph" style:parent-style-name="Standard">
      <style:paragraph-properties fo:margin-left="0cm" fo:margin-right="0cm" fo:text-align="justify" style:justify-single-word="false" fo:orphans="0" fo:widows="0" fo:text-indent="0cm" style:auto-text-indent="false"/>
      <style:text-properties fo:font-size="15pt" style:text-underline-style="solid" style:text-underline-width="auto" style:text-underline-color="font-color" fo:font-weight="bold" officeooo:rsid="00182772" officeooo:paragraph-rsid="00266e33" style:font-size-asian="15pt" style:font-weight-asian="bold" style:font-size-complex="15pt" style:font-weight-complex="bold"/>
    </style:style>
    <style:style style:name="P59" style:family="paragraph" style:parent-style-name="Standard">
      <style:paragraph-properties fo:margin-left="0cm" fo:margin-right="0cm" fo:text-align="justify" style:justify-single-word="false" fo:orphans="0" fo:widows="0" fo:text-indent="0cm" style:auto-text-indent="false"/>
      <style:text-properties fo:font-size="15pt" fo:font-weight="normal" officeooo:rsid="00182772" officeooo:paragraph-rsid="00266e33" style:font-size-asian="15pt" style:font-weight-asian="normal" style:font-size-complex="15pt" style:font-weight-complex="normal"/>
    </style:style>
    <style:style style:name="P60" style:family="paragraph" style:parent-style-name="Subtitle">
      <style:paragraph-properties fo:text-align="center" style:justify-single-word="false" fo:keep-together="auto" fo:orphans="0" fo:widows="0" fo:keep-with-next="auto"/>
      <style:text-properties officeooo:paragraph-rsid="000f474c"/>
    </style:style>
    <style:style style:name="P61" style:family="paragraph" style:parent-style-name="Puesto">
      <style:paragraph-properties fo:text-align="center" style:justify-single-word="false" fo:keep-together="auto" fo:orphans="0" fo:widows="0" fo:keep-with-next="auto"/>
      <style:text-properties officeooo:paragraph-rsid="000f474c"/>
    </style:style>
    <style:style style:name="P62" style:family="paragraph" style:parent-style-name="Puesto">
      <style:paragraph-properties fo:text-align="center" style:justify-single-word="false" fo:keep-together="auto" fo:orphans="0" fo:widows="0" fo:keep-with-next="auto"/>
      <style:text-properties officeooo:rsid="002fa22a" officeooo:paragraph-rsid="002fa22a"/>
    </style:style>
    <style:style style:name="P63" style:family="paragraph" style:parent-style-name="Standard">
      <style:paragraph-properties fo:text-align="justify" style:justify-single-word="false"/>
      <style:text-properties style:text-underline-style="none" officeooo:rsid="001d7c84" officeooo:paragraph-rsid="0031617b"/>
    </style:style>
    <style:style style:name="P64" style:family="paragraph" style:parent-style-name="Standard">
      <style:paragraph-properties fo:text-align="justify" style:justify-single-word="false"/>
      <style:text-properties style:text-underline-style="none" officeooo:rsid="006c94eb" officeooo:paragraph-rsid="006c94eb"/>
    </style:style>
    <style:style style:name="P65" style:family="paragraph" style:parent-style-name="Standard">
      <style:paragraph-properties fo:margin-left="0cm" fo:margin-right="0cm" fo:text-align="justify" style:justify-single-word="false" fo:orphans="0" fo:widows="0" fo:text-indent="0cm" style:auto-text-indent="false"/>
      <style:text-properties officeooo:rsid="006c94eb" officeooo:paragraph-rsid="006c94eb"/>
    </style:style>
    <style:style style:name="P66" style:family="paragraph" style:parent-style-name="Standard">
      <style:paragraph-properties fo:margin-left="0cm" fo:margin-right="0cm" fo:text-align="justify" style:justify-single-word="false" fo:orphans="0" fo:widows="0" fo:text-indent="0cm" style:auto-text-indent="false"/>
      <style:text-properties style:text-underline-style="solid" style:text-underline-width="auto" style:text-underline-color="font-color" officeooo:paragraph-rsid="006c94eb"/>
    </style:style>
    <style:style style:name="P67" style:family="paragraph" style:parent-style-name="Título_20_1">
      <style:paragraph-properties fo:text-align="justify" style:justify-single-word="false" fo:orphans="0" fo:widows="0"/>
      <style:text-properties officeooo:rsid="0026741e" officeooo:paragraph-rsid="000f474c"/>
    </style:style>
    <style:style style:name="P68" style:family="paragraph" style:parent-style-name="Título_20_1">
      <style:paragraph-properties fo:line-height="115%" fo:text-align="center" style:justify-single-word="false" fo:keep-together="auto" fo:orphans="0" fo:widows="0" fo:keep-with-next="auto"/>
      <style:text-properties fo:font-size="14pt" fo:font-weight="normal" officeooo:paragraph-rsid="000f474c" style:font-size-asian="14pt" style:font-weight-asian="normal" style:font-size-complex="14pt"/>
    </style:style>
    <style:style style:name="P69" style:family="paragraph" style:parent-style-name="Título_20_1">
      <style:paragraph-properties fo:text-align="justify" style:justify-single-word="false" fo:keep-together="auto" fo:orphans="0" fo:widows="0" fo:keep-with-next="auto"/>
      <style:text-properties officeooo:rsid="002fa22a" officeooo:paragraph-rsid="002fa22a"/>
    </style:style>
    <style:style style:name="P70" style:family="paragraph" style:parent-style-name="Título_20_1">
      <style:paragraph-properties fo:text-align="justify" style:justify-single-word="false" fo:keep-together="auto" fo:orphans="0" fo:widows="0" fo:keep-with-next="auto"/>
      <style:text-properties officeooo:paragraph-rsid="000f474c"/>
    </style:style>
    <style:style style:name="P71" style:family="paragraph" style:parent-style-name="Título_20_2">
      <style:paragraph-properties fo:text-align="justify" style:justify-single-word="false" fo:orphans="0" fo:widows="0">
        <style:tab-stops>
          <style:tab-stop style:position="7.091cm"/>
          <style:tab-stop style:position="9.26cm"/>
          <style:tab-stop style:position="9.472cm"/>
          <style:tab-stop style:position="10.425cm"/>
          <style:tab-stop style:position="10.583cm"/>
          <style:tab-stop style:position="10.742cm"/>
          <style:tab-stop style:position="10.848cm"/>
          <style:tab-stop style:position="12.33cm"/>
          <style:tab-stop style:position="14.446cm"/>
          <style:tab-stop style:position="14.658cm"/>
        </style:tab-stops>
      </style:paragraph-properties>
      <style:text-properties officeooo:rsid="0026741e" officeooo:paragraph-rsid="0026741e"/>
    </style:style>
    <style:style style:name="T1" style:family="text">
      <style:text-properties fo:font-weight="bold" style:font-weight-asian="bold" style:font-weight-complex="bold"/>
    </style:style>
    <style:style style:name="T2" style:family="text">
      <style:text-properties fo:font-weight="bold" officeooo:rsid="001b3151" style:font-weight-asian="bold" style:font-weight-complex="bold"/>
    </style:style>
    <style:style style:name="T3" style:family="text">
      <style:text-properties fo:font-weight="bold" officeooo:rsid="001fe05b" style:font-weight-asian="bold" style:font-weight-complex="bold"/>
    </style:style>
    <style:style style:name="T4" style:family="text">
      <style:text-properties fo:font-weight="bold" officeooo:rsid="003f461d" style:font-weight-asian="bold" style:font-weight-complex="bold"/>
    </style:style>
    <style:style style:name="T5" style:family="text">
      <style:text-properties fo:font-weight="bold" officeooo:rsid="00322f3a" style:font-weight-asian="bold" style:font-weight-complex="bold"/>
    </style:style>
    <style:style style:name="T6" style:family="text">
      <style:text-properties fo:font-weight="bold" officeooo:rsid="00333b42" style:font-weight-asian="bold" style:font-weight-complex="bold"/>
    </style:style>
    <style:style style:name="T7" style:family="text">
      <style:text-properties fo:font-weight="bold" officeooo:rsid="003b3c54" style:font-weight-asian="bold" style:font-weight-complex="bold"/>
    </style:style>
    <style:style style:name="T8" style:family="text">
      <style:text-properties fo:font-weight="bold" officeooo:rsid="003624ee" style:font-weight-asian="bold" style:font-weight-complex="bold"/>
    </style:style>
    <style:style style:name="T9" style:family="text">
      <style:text-properties fo:font-weight="bold" officeooo:rsid="00413f1b" style:font-weight-asian="bold" style:font-weight-complex="bold"/>
    </style:style>
    <style:style style:name="T10" style:family="text">
      <style:text-properties fo:font-weight="bold" officeooo:rsid="003c7fb0" style:font-weight-asian="bold" style:font-weight-complex="bold"/>
    </style:style>
    <style:style style:name="T11" style:family="text">
      <style:text-properties fo:font-weight="bold" officeooo:rsid="0042f05f" style:font-weight-asian="bold" style:font-weight-complex="bold"/>
    </style:style>
    <style:style style:name="T12" style:family="text">
      <style:text-properties fo:font-weight="bold" officeooo:rsid="00534b3c" style:font-weight-asian="bold" style:font-weight-complex="bold"/>
    </style:style>
    <style:style style:name="T13" style:family="text">
      <style:text-properties fo:font-weight="bold" officeooo:rsid="00561d8d" style:font-weight-asian="bold" style:font-weight-complex="bold"/>
    </style:style>
    <style:style style:name="T14" style:family="text">
      <style:text-properties fo:font-weight="bold" officeooo:rsid="0060a57e" style:font-weight-asian="bold" style:font-weight-complex="bold"/>
    </style:style>
    <style:style style:name="T15" style:family="text">
      <style:text-properties fo:language="es" fo:country="AR" style:text-underline-style="none" officeooo:rsid="001ab431"/>
    </style:style>
    <style:style style:name="T16" style:family="text">
      <style:text-properties officeooo:rsid="002fa22a"/>
    </style:style>
    <style:style style:name="T17" style:family="text">
      <style:text-properties style:text-underline-style="none"/>
    </style:style>
    <style:style style:name="T18" style:family="text">
      <style:text-properties style:text-underline-style="none" officeooo:rsid="001a200f"/>
    </style:style>
    <style:style style:name="T19" style:family="text">
      <style:text-properties style:text-underline-style="none" officeooo:rsid="003d6243"/>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1a200f" style:font-weight-asian="bold" style:font-weight-complex="bold"/>
    </style:style>
    <style:style style:name="T22" style:family="text">
      <style:text-properties style:text-underline-style="none" fo:font-weight="bold" officeooo:rsid="00413f1b" style:font-weight-asian="bold" style:font-weight-complex="bold"/>
    </style:style>
    <style:style style:name="T23" style:family="text">
      <style:text-properties style:text-underline-style="none" fo:font-weight="bold" officeooo:rsid="003d6243" style:font-weight-asian="bold" style:font-weight-complex="bold"/>
    </style:style>
    <style:style style:name="T24" style:family="text">
      <style:text-properties style:text-underline-style="none" fo:font-weight="bold" officeooo:rsid="0058c805"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3d6243" style:font-weight-asian="normal" style:font-weight-complex="normal"/>
    </style:style>
    <style:style style:name="T27" style:family="text">
      <style:text-properties style:text-underline-style="none" fo:font-weight="normal" officeooo:rsid="005b5eef" style:font-weight-asian="normal" style:font-weight-complex="normal"/>
    </style:style>
    <style:style style:name="T28" style:family="text">
      <style:text-properties style:text-underline-style="none" fo:font-weight="normal" officeooo:rsid="005f06d7" style:font-weight-asian="normal" style:font-weight-complex="normal"/>
    </style:style>
    <style:style style:name="T29" style:family="text">
      <style:text-properties style:text-underline-style="none" officeooo:rsid="0058c805"/>
    </style:style>
    <style:style style:name="T30" style:family="text">
      <style:text-properties style:text-underline-style="none" officeooo:rsid="005b5eef"/>
    </style:style>
    <style:style style:name="T31" style:family="text">
      <style:text-properties style:text-underline-style="none" officeooo:rsid="005f06d7"/>
    </style:style>
    <style:style style:name="T32" style:family="text">
      <style:text-properties officeooo:rsid="001fe05b"/>
    </style:style>
    <style:style style:name="T33" style:family="text">
      <style:text-properties officeooo:rsid="001b3151"/>
    </style:style>
    <style:style style:name="T34" style:family="text">
      <style:text-properties officeooo:rsid="00322f3a"/>
    </style:style>
    <style:style style:name="T35" style:family="text">
      <style:text-properties officeooo:rsid="00333b42"/>
    </style:style>
    <style:style style:name="T36" style:family="text">
      <style:text-properties officeooo:rsid="003624ee"/>
    </style:style>
    <style:style style:name="T37" style:family="text">
      <style:text-properties officeooo:rsid="003a5fa5"/>
    </style:style>
    <style:style style:name="T38" style:family="text">
      <style:text-properties officeooo:rsid="003b3c54"/>
    </style:style>
    <style:style style:name="T39" style:family="text">
      <style:text-properties officeooo:rsid="003c7fb0"/>
    </style:style>
    <style:style style:name="T40" style:family="text">
      <style:text-properties fo:font-weight="normal" style:font-weight-asian="normal" style:font-weight-complex="normal"/>
    </style:style>
    <style:style style:name="T41" style:family="text">
      <style:text-properties fo:font-weight="normal" officeooo:rsid="003f461d" style:font-weight-asian="normal" style:font-weight-complex="normal"/>
    </style:style>
    <style:style style:name="T42" style:family="text">
      <style:text-properties fo:font-weight="normal" officeooo:rsid="00413f1b" style:font-weight-asian="normal" style:font-weight-complex="normal"/>
    </style:style>
    <style:style style:name="T43" style:family="text">
      <style:text-properties fo:font-weight="normal" officeooo:rsid="00446e86" style:font-weight-asian="normal" style:font-weight-complex="normal"/>
    </style:style>
    <style:style style:name="T44" style:family="text">
      <style:text-properties fo:font-weight="normal" officeooo:rsid="0044de60" style:font-weight-asian="normal" style:font-weight-complex="normal"/>
    </style:style>
    <style:style style:name="T45" style:family="text">
      <style:text-properties fo:font-weight="normal" officeooo:rsid="0046032e" style:font-weight-asian="normal" style:font-weight-complex="normal"/>
    </style:style>
    <style:style style:name="T46" style:family="text">
      <style:text-properties fo:font-weight="normal" officeooo:rsid="00477633" style:font-weight-asian="normal" style:font-weight-complex="normal"/>
    </style:style>
    <style:style style:name="T47" style:family="text">
      <style:text-properties fo:font-weight="normal" officeooo:rsid="00534b3c" style:font-weight-asian="normal" style:font-weight-complex="normal"/>
    </style:style>
    <style:style style:name="T48" style:family="text">
      <style:text-properties fo:font-weight="normal" officeooo:rsid="0054217b" style:font-weight-asian="normal" style:font-weight-complex="normal"/>
    </style:style>
    <style:style style:name="T49" style:family="text">
      <style:text-properties fo:font-weight="normal" officeooo:rsid="00647606"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fo:font-weight="bold" officeooo:rsid="003624ee" style:font-style-asian="normal" style:font-weight-asian="bold" style:font-style-complex="normal" style:font-weight-complex="bold"/>
    </style:style>
    <style:style style:name="T52" style:family="text">
      <style:text-properties officeooo:rsid="00413f1b"/>
    </style:style>
    <style:style style:name="T53" style:family="text">
      <style:text-properties officeooo:rsid="0042f05f"/>
    </style:style>
    <style:style style:name="T54" style:family="text">
      <style:text-properties officeooo:rsid="0044de60"/>
    </style:style>
    <style:style style:name="T55" style:family="text">
      <style:text-properties officeooo:rsid="0046032e"/>
    </style:style>
    <style:style style:name="T56" style:family="text">
      <style:text-properties officeooo:rsid="00477633"/>
    </style:style>
    <style:style style:name="T57" style:family="text">
      <style:text-properties fo:font-size="12pt" style:text-underline-style="none" fo:font-weight="normal" officeooo:rsid="004fa4e6" style:font-size-asian="10.5pt" style:font-weight-asian="normal" style:font-size-complex="12pt" style:font-weight-complex="normal"/>
    </style:style>
    <style:style style:name="T58" style:family="text">
      <style:text-properties fo:font-size="12pt" style:text-underline-style="none" fo:font-weight="normal" officeooo:rsid="004f7771" style:font-size-asian="10.5pt" style:font-weight-asian="normal" style:font-size-complex="12pt" style:font-weight-complex="normal"/>
    </style:style>
    <style:style style:name="T59" style:family="text">
      <style:text-properties fo:font-size="12pt" style:text-underline-style="none" fo:font-weight="normal" officeooo:rsid="0051cc23" style:font-size-asian="10.5pt" style:font-weight-asian="normal" style:font-size-complex="12pt" style:font-weight-complex="normal"/>
    </style:style>
    <style:style style:name="T60" style:family="text">
      <style:text-properties fo:font-size="12pt" style:text-underline-style="none" fo:font-weight="bold" officeooo:rsid="004f7771" style:font-size-asian="10.5pt" style:font-weight-asian="bold" style:font-size-complex="12pt" style:font-weight-complex="bold"/>
    </style:style>
    <style:style style:name="T61" style:family="text">
      <style:text-properties fo:font-size="12pt" style:text-underline-style="none" fo:font-weight="bold" officeooo:rsid="0051cc23" style:font-size-asian="10.5pt" style:font-weight-asian="bold" style:font-size-complex="12pt" style:font-weight-complex="bold"/>
    </style:style>
    <style:style style:name="T62" style:family="text">
      <style:text-properties officeooo:rsid="00561d8d"/>
    </style:style>
    <style:style style:name="T63" style:family="text">
      <style:text-properties officeooo:rsid="005f8ef7"/>
    </style:style>
    <style:style style:name="T64" style:family="text">
      <style:text-properties officeooo:rsid="005fbcb0"/>
    </style:style>
    <style:style style:name="T65" style:family="text">
      <style:text-properties officeooo:rsid="0060a57e"/>
    </style:style>
    <style:style style:name="T66" style:family="text">
      <style:text-properties officeooo:rsid="006c94eb"/>
    </style:style>
    <style:style style:name="T6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Algoritmos y programación 3</text:p>
      <text:p text:style-name="P61"><text:bookmark text:name="_7ucjicmu6q0j"/>Trabajo práctico <text:span text:style-name="T16">2</text:span>:</text:p>
      <text:p text:style-name="P62"><text:bookmark text:name="_x2palkokjebv"/>DragonAlgoBall</text:p>
      <text:p text:style-name="P60"><text:bookmark text:name="_kbwlalvqi775"/>2017-1c</text:p>
      <text:p text:style-name="P60"/>
      <text:h text:style-name="P68" text:outline-level="1"><text:bookmark text:name="_5i5t73zaw9nn"/></text:h>
      <text:p text:style-name="P3"/>
      <text:p text:style-name="P3"/>
      <text:p text:style-name="P2"><text:tab/><text:tab/>Nombre<text:tab/><text:tab/><text:tab/><text:tab/><text:tab/><text:span text:style-name="T16">Padrón</text:span></text:p>
      <text:p text:style-name="P2"><text:s/><text:tab/><text:tab/><text:span text:style-name="T16">Noelia Fariña<text:tab/><text:tab/><text:tab/><text:tab/><text:tab/>93025</text:span></text:p>
      <text:p text:style-name="P2"><text:tab/><text:tab/><text:span text:style-name="T16">Nicolas Sallis<text:tab/><text:tab/><text:tab/><text:tab/><text:tab/>87236</text:span></text:p>
      <text:p text:style-name="P2"><text:tab/><text:tab/>Gastón Amurrio<text:tab/><text:tab/><text:tab/><text:tab/><text:span text:style-name="T16">93584</text:span><text:tab/></text:p>
      <text:p text:style-name="P1"><text:tab/><text:tab/><text:span text:style-name="T16">Nicolas Cometta</text:span><text:tab/><text:tab/><text:tab/><text:tab/></text:p>
      <text:p text:style-name="P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h text:style-name="P69" text:outline-level="1"><text:soft-page-break/>Introducción</text:h>
      <text:p text:style-name="P6"/>
      <text:p text:style-name="P7">Objetivo del trabajo</text:p>
      <text:p text:style-name="P6">Aplicar los conceptos enseñados en la materia a la resolución de un problema, trabajando</text:p>
      <text:p text:style-name="P6">en forma grupal y utilizando un lenguaje de tipado estático (Java)</text:p>
      <text:p text:style-name="P6"/>
      <text:p text:style-name="P6"/>
      <text:p text:style-name="P7">Consigna general</text:p>
      <text:p text:style-name="P6">Desarrollar la aplicación completa, incluyendo el modelo de clases e interfaz gráfica. La</text:p>
      <text:p text:style-name="P6">aplicación deberá ser acompañada por pruebas unitarias e integrales y documentación de</text:p>
      <text:p text:style-name="P6">diseño.</text:p>
      <text:h text:style-name="P70" text:outline-level="1"/>
      <text:h text:style-name="P67" text:outline-level="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71" text:outline-level="2"><text:soft-page-break/>Informe</text:h>
      <text:p text:style-name="P27"/>
      <text:p text:style-name="P27"/>
      <text:p text:style-name="P8">Supuestos</text:p>
      <text:p text:style-name="P27"/>
      <text:p text:style-name="P11">Los personajes de un mismo equipo aparecerán en casilleros contiguos en las esquinas, opuestos en el tablero.</text:p>
      <text:p text:style-name="P12">El jugador va a elegir <text:span text:style-name="T66">el </text:span>casillero <text:span text:style-name="T66">por donde</text:span> se va a mover el personaje <text:span text:style-name="T66">en el tablero</text:span>. <text:s/></text:p>
      <text:p text:style-name="P64">Los Personajes solo pueden atacar en linea recta, en el tablero.</text:p>
      <text:p text:style-name="P12">Un consumible se absor<text:span text:style-name="T32">b</text:span>e cuando un personaje realiza un movimiento sobre el casillero que lo contenga.</text:p>
      <text:p text:style-name="P27"/>
      <text:p text:style-name="P27"/>
      <text:p text:style-name="P8">Modelo de dominio</text:p>
      <text:p text:style-name="P27"/>
      <text:p text:style-name="P13"><text:span text:style-name="T33">P</text:span>ara <text:span text:style-name="T37">el</text:span> trabajo pr<text:span text:style-name="T33">á</text:span>ctico consideramos las siguientes clases:</text:p>
      <text:p text:style-name="P13"/>
      <text:p text:style-name="P15"><text:span text:style-name="T1">Coordenada</text:span>: Es una dirección en el eje x y el eje y.</text:p>
      <text:p text:style-name="P13"/>
      <text:p text:style-name="P16"><text:span text:style-name="T1">Casillero</text:span>: <text:s/><text:span text:style-name="T33">objeto que es parte del tablero, este podrá estar vacío o contener un </text:span><text:span text:style-name="T2">Consumible</text:span><text:span text:style-name="T33">, o un </text:span><text:span text:style-name="T2">Personaje</text:span><text:span text:style-name="T33">, contiene una </text:span><text:span text:style-name="T2">coordenada</text:span><text:span text:style-name="T33">.</text:span></text:p>
      <text:p text:style-name="P16"/>
      <text:p text:style-name="P16"><text:span text:style-name="T1">Tablero</text:span>: <text:span text:style-name="T32">Es el objeto que contendrá a los </text:span><text:span text:style-name="T3">Casilleros</text:span><text:span text:style-name="T32">. <text:s text:c="2"/></text:span></text:p>
      <text:p text:style-name="P13"/>
      <text:p text:style-name="P17"><text:span text:style-name="T1">Consumible</text:span>: Son objetos que se encontrar<text:span text:style-name="T32">a</text:span>n dentro de los <text:span text:style-name="T4">C</text:span><text:span text:style-name="T1">asilleros</text:span>. Un <text:span text:style-name="T4">C</text:span><text:span text:style-name="T1">onsumible</text:span> <text:span text:style-name="T32">puede ser absorbido por un </text:span><text:span text:style-name="T3">Personaje</text:span><text:span text:style-name="T32"> y este brinda propiedades.</text:span></text:p>
      <text:p text:style-name="P17"><text:span text:style-name="T34">Las clases que heredan de </text:span><text:span text:style-name="T5">Consumible</text:span><text:span text:style-name="T34"> son: </text:span></text:p>
      <text:p text:style-name="P17"><text:span text:style-name="T5">Nube Voladora</text:span><text:span text:style-name="T34">: <text:s/>El personaje que obtenga la nube voladora en los próximos dos turnos tiene el doble velocidad.</text:span> </text:p>
      <text:p text:style-name="P18"><text:span text:style-name="T5">Semilla del ermitaño</text:span><text:span text:style-name="T34">: Regenera 100 puntos de vida al personaje que la consuma.</text:span></text:p>
      <text:p text:style-name="P18"><text:span text:style-name="T6">Esfera del Dragón</text:span><text:span text:style-name="T35">: Los próximos dos ataques del personaje que la obtenga, causaran un 25% mas de daño.</text:span> <text:s text:c="2"/></text:p>
      <text:p text:style-name="P14"/>
      <text:p text:style-name="P19"><text:span text:style-name="T1">Personaje</text:span>: son cada unos de los objetos que un <text:span text:style-name="T4">J</text:span><text:span text:style-name="T1">ugador</text:span> puede usar para moverse o atacar en el <text:span text:style-name="T4">J</text:span><text:span text:style-name="T1">uego, </text:span><text:span text:style-name="T48">t</text:span><text:span text:style-name="T38">odos los </text:span><text:span text:style-name="T7">Personajes</text:span><text:span text:style-name="T38"> del </text:span><text:span text:style-name="T7">Juego</text:span><text:span text:style-name="T38"> van a heredar de esta clase.</text:span></text:p>
      <text:p text:style-name="P20"><text:span text:style-name="T1">PersonajeBueno</text:span>: Es una interface que van a implementar los personajes <text:span text:style-name="T6">Goku, Gohan </text:span><text:span text:style-name="T40">y</text:span><text:span text:style-name="T6"> Piccolo</text:span><text:span text:style-name="T35">.</text:span> <text:s text:c="3"/></text:p>
      <text:p text:style-name="P19"><text:span text:style-name="T7">PersonajeMalo</text:span><text:span text:style-name="T38">: Es una interface que van a implementar l</text:span>os <text:span text:style-name="T4">P</text:span><text:span text:style-name="T1">ersonajes</text:span> son: <text:span text:style-name="T1">Cell, Freezer y Majin Boo.</text:span></text:p>
      <text:p text:style-name="P19"/>
      <text:p text:style-name="P21"><text:span text:style-name="T1">VersorDireccion</text:span>: Son <text:span text:style-name="T4">C</text:span><text:span text:style-name="T1">oordenadas</text:span> de un <text:span text:style-name="T4">P</text:span><text:span text:style-name="T1">ersonaje</text:span>, hacia todos los movimientos posibles.</text:p>
      <text:p text:style-name="P14"/>
      <text:p text:style-name="P22"><text:span text:style-name="T1">Estado</text:span>: Es una Interface <text:span text:style-name="T36">que van a implementar todos los </text:span><text:span text:style-name="T8">Estados</text:span><text:span text:style-name="T36"> de los </text:span><text:span text:style-name="T8">Personajes</text:span><text:span text:style-name="T36">. Cada </text:span><text:span text:style-name="T51">Personaje</text:span><text:span text:style-name="T36"> tiene tres </text:span><text:span text:style-name="T8">Estados</text:span><text:span text:style-name="T36"> diferentes y cada uno de ellos van a desarrollar diferentes habilidades durante el </text:span><text:span text:style-name="T8">Juego</text:span><text:span text:style-name="T36">.</text:span></text:p>
      <text:p text:style-name="P23">Clases que implementan <text:span text:style-name="T1">Estado</text:span>:</text:p>
      <text:p text:style-name="P24">Estados de <text:span text:style-name="T1">Goku</text:span>: <text:span text:style-name="T1">EstadoNormal, EstadoKaioKen </text:span><text:span text:style-name="T40">y</text:span><text:span text:style-name="T1"> EstadoSuperSayajin.</text:span></text:p>
      <text:p text:style-name="P23">Estados de <text:span text:style-name="T1">Gohan</text:span>: <text:span text:style-name="T1">EstadoNormal, EstadoSupeSayajinFase1 </text:span><text:span text:style-name="T41">y</text:span><text:span text:style-name="T1"> EstadoSupeSayajinFase2.</text:span></text:p>
      <text:p text:style-name="P23">Estados de <text:span text:style-name="T1">Piccolo</text:span>: <text:span text:style-name="T1">EstadoNormal, EstadoFortalecido </text:span><text:span text:style-name="T41">y</text:span><text:span text:style-name="T1"> EstadoProtector</text:span>.</text:p>
      <text:p text:style-name="P23">Estados de <text:span text:style-name="T1">Cell</text:span>: <text:span text:style-name="T1">EstadoNormal, EstadoSemiPerfecto </text:span><text:span text:style-name="T41">y</text:span><text:span text:style-name="T1"> EstadoPerfecto</text:span>.</text:p>
      <text:p text:style-name="P23">Estados de <text:span text:style-name="T1">Freezer:</text:span> <text:span text:style-name="T1">EstadoNormal, EstadoSegundaForma </text:span><text:span text:style-name="T41">y</text:span><text:span text:style-name="T1"> EstadoDefinitivo.</text:span></text:p>
      <text:p text:style-name="P23">Estados de <text:span text:style-name="T1">Majin Boo</text:span>: <text:span text:style-name="T1">EstadoNormal, EstadoBooMalo </text:span><text:span text:style-name="T42">y</text:span><text:span text:style-name="T1"> EstadoBooOriginal</text:span>.</text:p>
      <text:p text:style-name="P25"><text:soft-page-break/><text:span text:style-name="T1">EstadoChocolate</text:span>: Es un <text:span text:style-name="T52">e</text:span>stado que conlleva que un <text:span text:style-name="T9">P</text:span><text:span text:style-name="T1">ersonaje</text:span> quede inutilizable durante tres turnos.</text:p>
      <text:p text:style-name="P13"><text:span text:style-name="T1">Jugador</text:span>: <text:span text:style-name="T39">Esta clase abstracta es la que interactua con los </text:span><text:span text:style-name="T10">Personajes</text:span><text:span text:style-name="T39"> para realizar los ataques y movimientos.</text:span></text:p>
      <text:p text:style-name="P9"><text:span text:style-name="T1">JugadorEnemigo</text:span>: Esta clase hereda de <text:span text:style-name="T9">Jugador</text:span> e implementa los métodos <text:span text:style-name="T52">de la clase</text:span> con los personajes Enemigos de la tierra. <text:s/></text:p>
      <text:p text:style-name="P9"><text:span text:style-name="T1">JugadorZ</text:span>: Esta clase hereda de <text:span text:style-name="T9">Jugador</text:span> e implementa los métodos de la clase <text:span text:style-name="T52">p</text:span>ersonajes Guerreros Z. <text:s/></text:p>
      <text:p text:style-name="P16"><text:span text:style-name="Fuente_20_de_20_párrafo_20_predeter."><text:span text:style-name="T15"/></text:span></text:p>
      <text:p text:style-name="P29"><text:span text:style-name="T21">Juego</text:span><text:span text:style-name="T18">: </text:span><text:span text:style-name="T19">Es la clase principal del modelo, </text:span><text:span text:style-name="T18">la responsabilidad de esta clase es coordinar las acciones </text:span><text:span text:style-name="T19">de <text:s/>los </text:span><text:span text:style-name="T22">J</text:span><text:span text:style-name="T23">ugadores, los </text:span><text:span text:style-name="T22">P</text:span><text:span text:style-name="T23">ersonajes </text:span><text:span text:style-name="T26">y</text:span><text:span text:style-name="T23"> el </text:span><text:span text:style-name="T22">T</text:span><text:span text:style-name="T23">ablero</text:span><text:span text:style-name="T18">. </text:span><text:span text:style-name="T19">También administra los turnos y finaliza el </text:span><text:span text:style-name="T22">J</text:span><text:span text:style-name="T23">uego</text:span><text:span text:style-name="T19"> cuando es necesario.</text:span></text:p>
      <text:p text:style-name="P10"/>
      <text:p text:style-name="P28"/>
      <text:p text:style-name="P58">Detalles de implementación</text:p>
      <text:p text:style-name="P59"/>
      <text:p text:style-name="P40">Componentes:</text:p>
      <text:p text:style-name="P38"><text:span text:style-name="T1">Coordenada</text:span> es una clase que se instancia con dos parámetros, uno es el del eje X y el segundo es el del eje Y.</text:p>
      <text:p text:style-name="P38"><text:span text:style-name="T1">Celda</text:span> es una clase que se instancia con una <text:span text:style-name="T1">Coordenada, </text:span><text:span text:style-name="T53">una celda puede contener un </text:span><text:span text:style-name="T11">Consumible</text:span><text:span text:style-name="T53">, un </text:span><text:span text:style-name="T11">Personaje,</text:span><text:span text:style-name="T53"> que se colocan con respectivos métodos como colocarConsumible o colocarPersonaje. </text:span><text:s/></text:p>
      <text:p text:style-name="P37">Consumible <text:span text:style-name="T43">es una clase abstracta, </text:span><text:span text:style-name="T44">con un método llamado posicionarEn y enviando como parámetro una </text:span><text:span text:style-name="T54">Coordenada</text:span><text:span text:style-name="T44">, se le indica a la instancia donde esta posicionado.</text:span></text:p>
      <text:p text:style-name="P37"><text:span text:style-name="T54">Tablero</text:span><text:span text:style-name="T44"> es la clase que contiene los componentes, tiene como atributo una lista con las </text:span><text:span text:style-name="T54">Celdas</text:span><text:span text:style-name="T44"> ocupadas, es decir, las </text:span><text:span text:style-name="T54">Celdas</text:span><text:span text:style-name="T44"> que contiene un </text:span><text:span text:style-name="T54">Personaje</text:span><text:span text:style-name="T44"> o un </text:span><text:span text:style-name="T54">Consumible.</text:span><text:span text:style-name="T44"> Con el método colocarCeldaEnTablero se le esta indicando a la clase que guarde en sus atributos una </text:span><text:span text:style-name="T54">Celda</text:span><text:span text:style-name="T44"> ocupada. </text:span></text:p>
      <text:p text:style-name="P33"><text:span text:style-name="T40">Otro de los métodos importantes es el de ubicarEquipos, los parámetros que este método requiere son dos listas que contienen los </text:span>Personajes<text:span text:style-name="T40">, entonces el método coloca a los </text:span>Personajes<text:span text:style-name="T40"> en sus respectivas </text:span>Celdas<text:span text:style-name="T40">, para después ubicarlo en el </text:span><text:span text:style-name="T50">Tablero</text:span><text:span text:style-name="T40">. <text:s/></text:span></text:p>
      <text:p text:style-name="P34"><text:span text:style-name="T40">El método mover, es el que cambia de </text:span>Celda<text:span text:style-name="T40"> a un </text:span>Personaje<text:span text:style-name="T40">, comprobando a la vez si la </text:span>Celda<text:span text:style-name="T40"> esta ocupada o no, con un método privado, en caso de que así fuera el </text:span>Personaje<text:span text:style-name="T40"> no se mueve.</text:span></text:p>
      <text:p text:style-name="P39"/>
      <text:p text:style-name="P41">Personajes:</text:p>
      <text:p text:style-name="P35">Personaje <text:span text:style-name="T40">tiene como atributos privados, </text:span><text:span text:style-name="T46">vida, esta disminuye cuando un </text:span><text:span text:style-name="T56">Personaje</text:span><text:span text:style-name="T46"> lo ataca, o aumenta por acción de un </text:span><text:span text:style-name="T56">Consumible, </text:span><text:span text:style-name="T46">también se utiliza para comprobar si un Personaje esta muerto o no. Otro atributo es el de la </text:span><text:span text:style-name="T56">Coordenada </text:span><text:span text:style-name="T46">este es para verificar su posición con respecto al </text:span><text:span text:style-name="T56">Tablero.</text:span><text:span text:style-name="T46"> <text:s/></text:span></text:p>
      <text:p text:style-name="P35"><text:span text:style-name="T55">P</text:span>ersonaje, <text:span text:style-name="T40">tiene un método que se llama naceEn, este método se utiliza para indicar donde es instancia un personaje con respecto al </text:span>Tablero<text:span text:style-name="T40">, pasando como parámetro una </text:span>Coordenada.<text:span text:style-name="T40"> </text:span></text:p>
      <text:p text:style-name="P35"><text:span text:style-name="T45">E</text:span><text:span text:style-name="T40">l método mover es el que el mueve al </text:span>Personaje <text:span text:style-name="T40">por el </text:span>Tablero<text:span text:style-name="T40">, pasando como parámetro una </text:span>Coordenada. <text:span text:style-name="T46">El método obtenerCosumible recibe como parámetro un </text:span><text:span text:style-name="T56">Consumible</text:span><text:span text:style-name="T46"> y cambia los atributos del </text:span><text:span text:style-name="T56">Personaje</text:span><text:span text:style-name="T46"> según corresponda. Otro atributo que cambia con un método es la vida, el </text:span><text:span text:style-name="T56">Personaje</text:span><text:span text:style-name="T46"> disminuye su vida cuando invocan el método recibirDanio pasando como parámetro un entero que representa la cantidad de vida a restar. </text:span></text:p>
      <text:p text:style-name="P36"><text:span text:style-name="T46">C</text:span><text:span text:style-name="T40">ada uno de los personajes del juego implementan los métodos abstractos como ataqueBasico o ataqueEspecial, pasando como parámetro un </text:span>PersonajeBueno<text:span text:style-name="T40"> o </text:span>PersonajeMalo<text:span text:style-name="T40">, en caso de que fuera un Personaje del mismo equipo, no se realiza ataque. </text:span></text:p>
      <text:p text:style-name="P30"><text:span text:style-name="T58">Cada uno de los </text:span><text:span text:style-name="T60">Personajes </text:span><text:span text:style-name="T58">implementan un método transformarse, que delega en cada uno de los </text:span><text:span text:style-name="T60">Estados </text:span><text:span text:style-name="T58">correspondientes la transformación correspondiente, ya que es el Personaje, el que tiene como atributo privado el </text:span><text:span text:style-name="T60">Estado, </text:span><text:span text:style-name="T58">este verifica el kiNecesario (atributo privado de </text:span><text:span text:style-name="T60">Personaje</text:span><text:span text:style-name="T58">)</text:span><text:span text:style-name="T60"> </text:span><text:span text:style-name="T58"><text:s/>y </text:span><text:soft-page-break/><text:span text:style-name="T58">realiza el cambio de </text:span><text:span text:style-name="T60">Estado </text:span><text:span text:style-name="T58">(transformación) </text:span><text:span text:style-name="T57">si así fuera necesario. Uno de los patrones de diseño que se ha utilizado aquí, es el Patrón State, que es el que se utiliza cuando se requiere que un objeto cambie su comportamiento, dependiendo del estado del mismo. El patrón state </text:span><text:span text:style-name="T59">necesita</text:span><text:span text:style-name="T57"> que se cree un objeto, por cada estado posible </text:span><text:span text:style-name="T59">que llama el objeto, en este caso cada </text:span><text:span text:style-name="T61">Personaje </text:span><text:span text:style-name="T59">tiene tres estados posibles, y cada uno llama al estado siguiente mediante el método transformarse.</text:span></text:p>
      <text:p text:style-name="P51">Hay que tener en cuenta el <text:span text:style-name="T1">EstadoChocolate</text:span>, que también forma parte de este Patrón, este Estado es llamado por todos los <text:span text:style-name="T1">Personajes </text:span><text:span text:style-name="T40">excepto </text:span><text:span text:style-name="T1">MajinBoo</text:span><text:span text:style-name="T40">, a diferencia de los demás estados que otorgan beneficios, este estado </text:span><text:span text:style-name="T47">inutiliza un </text:span><text:span text:style-name="T12">Personaje</text:span><text:span text:style-name="T47"> por tres turnos.</text:span><text:span text:style-name="T40"> </text:span></text:p>
      <text:p text:style-name="P57"/>
      <text:p text:style-name="P32">Juego:</text:p>
      <text:p text:style-name="P49">La clase <text:span text:style-name="T1">Juego </text:span><text:span text:style-name="T62">tiene como atributos privados, el </text:span><text:span text:style-name="T13">Tablero, </text:span><text:span text:style-name="T62">el </text:span><text:span text:style-name="T13">jugadorActual</text:span><text:span text:style-name="T62"> y el </text:span><text:span text:style-name="T13">jugadorGanador</text:span><text:span text:style-name="T62">, que son de la clase </text:span><text:span text:style-name="T13">Jugador</text:span><text:span text:style-name="T62">, y dos listas cada una con los Personajes del juego. Cada jugador va a interactuar con cada uno de los personajes que tiene en su lista.</text:span></text:p>
      <text:p text:style-name="P55"><text:span text:style-name="T17">El </text:span><text:span text:style-name="T20">Juego </text:span><text:span text:style-name="T17">se instancia con los nombres de los jugadores, son dos String que se pasa como parámetro, al </text:span><text:span text:style-name="T20">Juego. </text:span><text:span text:style-name="T17">En este método se inicializa el </text:span><text:span text:style-name="T20">Tablero</text:span><text:span text:style-name="T17">, y cada uno de los </text:span><text:span text:style-name="T20">Personajes.</text:span></text:p>
      <text:p text:style-name="P56"><text:span text:style-name="T17">El método mover recibe dos parámetros, que son dos coordenadas, </text:span><text:span text:style-name="T29">la </text:span><text:span text:style-name="T24">coordenada</text:span><text:span text:style-name="T29"> inicio y la </text:span><text:span text:style-name="T24">coordenada</text:span><text:span text:style-name="T29"> donde finaliza el </text:span><text:span text:style-name="T24">Personaje, </text:span><text:span text:style-name="T29">este método delega en T</text:span><text:span text:style-name="T24">ablero</text:span><text:span text:style-name="T29">, para realizar el movimiento y luego cambia el turno del jugador actual.</text:span></text:p>
      <text:p text:style-name="P50"><text:span text:style-name="T17">Juego </text:span><text:span text:style-name="T25">también tiene un método para atacar, donde se le pasan como parámetro las coordenadas de los </text:span><text:span text:style-name="T17">Personajes </text:span><text:span text:style-name="T25"><text:s/>involucrados y tambi</text:span><text:span text:style-name="T27">é</text:span><text:span text:style-name="T25">n se delega el trabajo a Tablero que es el que tiene que verificar las coordenadas, los </text:span><text:span text:style-name="T17">Personajes </text:span><text:span text:style-name="T25">son los que </text:span><text:span text:style-name="T27">hacen los ataques, y actualizan los atributos de vida y ki.</text:span></text:p>
      <text:p text:style-name="P50"><text:span text:style-name="T27">El método transformar de </text:span><text:span text:style-name="T30">Juego </text:span><text:span text:style-name="T27">es el que cambia de </text:span><text:span text:style-name="T30">Estado</text:span><text:span text:style-name="T27"> un </text:span><text:span text:style-name="T30">Personaje</text:span><text:span text:style-name="T27">, </text:span><text:span text:style-name="T28">se le pasa como parámetro la </text:span><text:span text:style-name="T31">Coordenada </text:span><text:span text:style-name="T28">del </text:span><text:span text:style-name="T31">Personaje</text:span><text:span text:style-name="T28"> a transformar, </text:span><text:span text:style-name="T31">Tablero </text:span><text:span text:style-name="T28">te devuelve el </text:span><text:span text:style-name="T31">Personaje</text:span><text:span text:style-name="T28"> y luego es </text:span><text:span text:style-name="T31">Personaje </text:span><text:span text:style-name="T28">el que verifica los atributos para realizar la transformación (cambio de </text:span><text:span text:style-name="T31">Estado</text:span><text:span text:style-name="T28">).</text:span></text:p>
      <text:p text:style-name="P53"/>
      <text:p text:style-name="P53"/>
      <text:p text:style-name="P53"/>
      <text:p text:style-name="P53"/>
      <text:p text:style-name="P54"/>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Excepciones</text:p>
      <text:p text:style-name="P52"/>
      <text:p text:style-name="P42"><text:span text:style-name="T1">PersonajeEstaMuertoException</text:span>: Esta excepción se utiliza cuando un Personaje quiere atacar a otro, y el segundo ya no tiene vida, entonces el ataque no se realiza.</text:p>
      <text:p text:style-name="P43"><text:span text:style-name="T1">NoSePuedeTransformarPersonajeException: </text:span>Esta excepción se utiliza <text:span text:style-name="T64">cuando un Personaje quiere realizar una transformación y no cumple con los atributos necesarios, entonces la transformación no se realiza.</text:span></text:p>
      <text:p text:style-name="P43"><text:span text:style-name="T14">NoSePuedeAtacarPersonajePorNoEstarEnDistanciaDeAtaqueExcepcion:</text:span><text:span text:style-name="T65"> Esta excepción es utilizada cuando un Personaje quiere a tacar a otro y no se encuentra en el rango de ataque, entonces el segundo Personaje no recibe daño.</text:span></text:p>
      <text:p text:style-name="P44"><text:span text:style-name="T1">NoSePuedeAtacarPersonajePorNoPoseerKiSuficienteExcepcion:</text:span> <text:s/><text:span text:style-name="T63">Esta excepción se utiliza cuando un Personaje </text:span>quiere atacar a otro y no posee el ki suficiente, entonces el ataque no se realiza.</text:p>
      <text:p text:style-name="P46">EstadoDeTransformacionMaximaExcepcion: <text:span text:style-name="T49">Excepción que es lanzada cuando un Personaje quiere transformarse y esta en su transformación máxima, entonces el personaje no se transforma.</text:span></text:p>
      <text:p text:style-name="P47">EsUnChocolateExcepcion: <text:span text:style-name="T40">Excepción lanzada cuando un personaje intenta realizar una acción y no puede hacerlo porque su estado no se lo permite.</text:span></text:p>
      <text:p text:style-name="P48">FuegoAmigoException: <text:span text:style-name="T40">Excepción que se lanza cuando un Personaje intenta atacar a un Personaje</text:span></text:p>
      <text:p text:style-name="P45">de su mismo equipo, entonces el ataque no se realiza.</text:p>
      <text:p text:style-name="P48">TenemosUnGanadorException:<text:span text:style-name="T40"> Excepción que se lanza cuando un Jugador derrota a su oponente, es decir elimina a todos sus Personajes rivales, el Juego finaliza. </text:span></text:p>
      <text:p text:style-name="P65"><text:span text:style-name="T1">NoSeSeleccionoNuingunPersonajeException:</text:span> Excepción que se lanza cuando un jugador intenta realizar un movimiento y no selecciona ningún personaje en la vista del tablero, la excepción se atrapa y se abre una ventana indicando la información correspondiente.</text:p>
      <text:p text:style-name="P65"><text:span text:style-name="T1">NoSePuedeMoverPersonajeException:</text:span> Excepción que se lanza cuando un jugador intenta realizar un movimiento y selecciona una distancia no permitida de casilleros del tablero, la excepción se atrapa y se abre una ventana indicando la información correspondiente.</text:p>
      <text:p text:style-name="P65"><text:span text:style-name="T1">PersonajeInvalidoNoEsPersonajeMaloException:</text:span> Excepción que se lanza cuando un JugadorEnemigo intenta realizar un movimiento o ataque y selecciona un personaje GuerrreroZ del tablero, la excepción se atrapa y se abre una ventana indicando la información <text:span text:style-name="T17">correspondiente</text:span>.</text:p>
      <text:p text:style-name="P65"><text:span text:style-name="T1">PersonajeInvalidoNoEsPersonajeBuenoException:</text:span> Excepción que se lanza cuando un JugadorZ intenta realizar un movimiento o ataque y selecciona un personaje Enemigo de la Tierra del tablero, la excepción se atrapa y se abre una ventana indicando la información correspondiente.</text:p>
      <text:p text:style-name="P66"/>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language="es" fo:country="AR" fo:hyphenate="false" fo:hyphenation-remain-char-count="2" fo:hyphenation-push-char-count="2"/>
    </style:style>
    <style:style style:name="Subtitle" style:family="paragraph" style:parent-style-name="Normal" style:next-style-name="Standard" style:class="chapter">
      <style:paragraph-properties fo:margin-top="0.635cm" fo:margin-bottom="0.141cm" loext:contextual-spacing="false" fo:line-height="100%"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fo:hyphenation-remain-char-count="2" fo:hyphenation-push-char-count="2"/>
    </style:style>
    <style:style style:name="Puesto" style:family="paragraph" style:parent-style-name="Normal" style:next-style-name="Standard">
      <style:paragraph-properties fo:margin-top="0.847cm" fo:margin-bottom="0.212cm" loext:contextual-spacing="false" fo:line-height="100%" fo:keep-together="always" fo:hyphenation-ladder-count="no-limit" fo:keep-with-next="always"/>
      <style:text-properties fo:font-size="36pt" fo:font-weight="bold" style:font-size-asian="36pt" style:font-weight-asian="bold" style:font-size-complex="36pt" fo:hyphenate="false" fo:hyphenation-remain-char-count="2" fo:hyphenation-push-char-count="2"/>
    </style:style>
    <style:style style:name="Título_20_1" style:display-name="Título 1" style:family="paragraph" style:parent-style-name="Normal" style:next-style-name="Standard" style:default-outline-level="1">
      <style:paragraph-properties fo:margin-top="0.847cm" fo:margin-bottom="0.212cm" loext:contextual-spacing="false" fo:line-height="100%" fo:keep-together="always" fo:hyphenation-ladder-count="no-limit" fo:keep-with-next="always"/>
      <style:text-properties fo:font-size="24pt" fo:font-weight="bold" style:font-size-asian="24pt" style:font-weight-asian="bold" style:font-size-complex="24pt" fo:hyphenate="false" fo:hyphenation-remain-char-count="2" fo:hyphenation-push-char-count="2"/>
    </style:style>
    <style:style style:name="Título_20_2" style:display-name="Título 2" style:family="paragraph" style:parent-style-name="Normal" style:next-style-name="Standard" style:default-outline-level="2">
      <style:paragraph-properties fo:margin-top="0.635cm" fo:margin-bottom="0.141cm" loext:contextual-spacing="false" fo:line-height="100%" fo:keep-together="always" fo:hyphenation-ladder-count="no-limit" fo:keep-with-next="always"/>
      <style:text-properties fo:font-size="18pt" fo:font-weight="bold" style:font-size-asian="18pt" style:font-weight-asian="bold" style:font-size-complex="18pt" fo:hyphenate="false" fo:hyphenation-remain-char-count="2" fo:hyphenation-push-char-count="2"/>
    </style:style>
    <style:style style:name="Título_20_3" style:display-name="Título 3" style:family="paragraph" style:parent-style-name="Normal" style:next-style-name="Standard" style:default-outline-level="3">
      <style:paragraph-properties fo:margin-top="0.494cm" fo:margin-bottom="0.141cm" loext:contextual-spacing="false" fo:line-height="100%" fo:keep-together="always" fo:hyphenation-ladder-count="no-limit" fo:keep-with-next="always"/>
      <style:text-properties fo:font-size="14pt" fo:font-weight="bold" style:font-size-asian="14pt" style:font-weight-asian="bold" style:font-size-complex="14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2" style:display-name="WW_CharLFO1LVL2"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3" style:display-name="WW_CharLFO1LVL3"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4" style:display-name="WW_CharLFO1LVL4"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5" style:display-name="WW_CharLFO1LVL5"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6" style:display-name="WW_CharLFO1LVL6"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7" style:display-name="WW_CharLFO1LVL7"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8" style:display-name="WW_CharLFO1LVL8"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1LVL9" style:display-name="WW_CharLFO1LVL9" style:family="text">
      <style:text-properties fo:font-variant="normal" fo:text-transform="none" fo:color="#000000" style:text-line-through-style="none" style:text-line-through-type="none" style:text-position="0% 100%"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style>
    <style:style style:name="WW_5f_CharLFO3LVL1" style:display-name="WW_CharLFO3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2" style:display-name="WW_CharLFO3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3" style:display-name="WW_CharLFO3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4" style:display-name="WW_CharLFO3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5" style:display-name="WW_CharLFO3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6" style:display-name="WW_CharLFO3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7" style:display-name="WW_CharLFO3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8" style:display-name="WW_CharLFO3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3LVL9" style:display-name="WW_CharLFO3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1" style:display-name="WW_CharLFO2LVL1"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bold" style:font-name-asian="Verdana" style:font-family-asian="Verdana" style:font-family-generic-asian="swiss" style:font-pitch-asian="variable" style:font-size-asian="12pt" style:font-style-asian="normal" style:font-weight-asian="bold" style:font-name-complex="Verdana" style:font-family-complex="Verdana" style:font-family-generic-complex="swiss" style:font-pitch-complex="variable" style:font-size-complex="12pt"/>
    </style:style>
    <style:style style:name="WW_5f_CharLFO2LVL2" style:display-name="WW_CharLFO2LVL2"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3" style:display-name="WW_CharLFO2LVL3"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4" style:display-name="WW_CharLFO2LVL4"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5" style:display-name="WW_CharLFO2LVL5"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6" style:display-name="WW_CharLFO2LVL6"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7" style:display-name="WW_CharLFO2LVL7"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8" style:display-name="WW_CharLFO2LVL8"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WW_5f_CharLFO2LVL9" style:display-name="WW_CharLFO2LVL9" style:family="text">
      <style:text-properties fo:font-variant="normal" fo:text-transform="none" fo:color="#000000" style:text-line-through-style="none" style:text-line-through-type="none" style:text-position="0% 100%" style:font-name="Verdana" fo:font-family="Verdana" style:font-family-generic="swiss" style:font-pitch="variable" fo:font-size="12pt" fo:font-style="normal" style:text-underline-style="none" fo:font-weight="normal" style:font-name-asian="Verdana" style:font-family-asian="Verdana" style:font-family-generic-asian="swiss" style:font-pitch-asian="variable" style:font-size-asian="12pt" style:font-style-asian="normal" style:font-weight-asian="normal" style:font-name-complex="Verdana" style:font-family-complex="Verdana"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_5f_CharLFO2LVL2" text:bullet-char="○">
        <style:list-level-properties text:list-level-position-and-space-mode="label-alignment">
          <style:list-level-label-alignment text:label-followed-by="listtab" fo:text-indent="1.905cm" fo:margin-left="2.54cm"/>
        </style:list-level-properties>
        <style:text-properties style:font-name="Verdana"/>
      </text:list-level-style-bullet>
      <text:list-level-style-bullet text:level="3" text:style-name="WW_5f_CharLFO2LVL3" text:bullet-char="■">
        <style:list-level-properties text:list-level-position-and-space-mode="label-alignment">
          <style:list-level-label-alignment text:label-followed-by="listtab" fo:text-indent="3.175cm" fo:margin-left="3.81cm"/>
        </style:list-level-properties>
        <style:text-properties style:font-name="Verdana"/>
      </text:list-level-style-bullet>
      <text:list-level-style-bullet text:level="4" text:style-name="WW_5f_CharLFO2LVL4" text:bullet-char="●">
        <style:list-level-properties text:list-level-position-and-space-mode="label-alignment">
          <style:list-level-label-alignment text:label-followed-by="listtab" fo:text-indent="4.445cm" fo:margin-left="5.08cm"/>
        </style:list-level-properties>
        <style:text-properties style:font-name="Verdana"/>
      </text:list-level-style-bullet>
      <text:list-level-style-bullet text:level="5" text:style-name="WW_5f_CharLFO2LVL5" text:bullet-char="○">
        <style:list-level-properties text:list-level-position-and-space-mode="label-alignment">
          <style:list-level-label-alignment text:label-followed-by="listtab" fo:text-indent="5.715cm" fo:margin-left="6.35cm"/>
        </style:list-level-properties>
        <style:text-properties style:font-name="Verdana"/>
      </text:list-level-style-bullet>
      <text:list-level-style-bullet text:level="6" text:style-name="WW_5f_CharLFO2LVL6" text:bullet-char="■">
        <style:list-level-properties text:list-level-position-and-space-mode="label-alignment">
          <style:list-level-label-alignment text:label-followed-by="listtab" fo:text-indent="6.985cm" fo:margin-left="7.62cm"/>
        </style:list-level-properties>
        <style:text-properties style:font-name="Verdana"/>
      </text:list-level-style-bullet>
      <text:list-level-style-bullet text:level="7" text:style-name="WW_5f_CharLFO2LVL7" text:bullet-char="●">
        <style:list-level-properties text:list-level-position-and-space-mode="label-alignment">
          <style:list-level-label-alignment text:label-followed-by="listtab" fo:text-indent="8.255cm" fo:margin-left="8.89cm"/>
        </style:list-level-properties>
        <style:text-properties style:font-name="Verdana"/>
      </text:list-level-style-bullet>
      <text:list-level-style-bullet text:level="8" text:style-name="WW_5f_CharLFO2LVL8" text:bullet-char="○">
        <style:list-level-properties text:list-level-position-and-space-mode="label-alignment">
          <style:list-level-label-alignment text:label-followed-by="listtab" fo:text-indent="9.525cm" fo:margin-left="10.16cm"/>
        </style:list-level-properties>
        <style:text-properties style:font-name="Verdana"/>
      </text:list-level-style-bullet>
      <text:list-level-style-bullet text:level="9" text:style-name="WW_5f_CharLFO2LVL9" text:bullet-char="■">
        <style:list-level-properties text:list-level-position-and-space-mode="label-alignment">
          <style:list-level-label-alignment text:label-followed-by="listtab" fo:text-indent="10.79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18:09:48.005136404</meta:creation-date>
    <dc:date>2017-07-10T14:30:46.612724689</dc:date>
    <meta:editing-duration>PT3H44M13S</meta:editing-duration>
    <meta:editing-cycles>32</meta:editing-cycles>
    <meta:generator>LibreOffice/5.1.6.2$Linux_X86_64 LibreOffice_project/10m0$Build-2</meta:generator>
    <meta:document-statistic meta:table-count="0" meta:image-count="0" meta:object-count="0" meta:page-count="6" meta:paragraph-count="85" meta:word-count="1627" meta:character-count="10635" meta:non-whitespace-character-count="9026"/>
  </office:meta>
</office:document-meta>
</file>